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Attributes.getAttributeEqualityS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getAttribut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setStyle( String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Attributes.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Attributes.removeAttribute( String attribute_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lementAttributes.addAttribute( String attribute_name , int attribute_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Attributes.getAttributeQuote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Elemen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lementAttributes.hasAttribute( String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getAttributeQu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setDir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Attributes.setAttributeFilterState( boolean filter_attribute_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Attributes.getAttributeFilter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createStartTag(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39">
            <text:p text:style-name="Table_20_Contents">39</text:p>
          </table:table-cell>
          <table:table-cell office:value-type="float" office:value="131">
            <text:p text:style-name="Table_20_Contents">131</text:p>
          </table:table-cell>
        </table:table-row>
        <table:table-row>
          <table:table-cell office:value-type="string">
            <text:p text:style-name="Table_20_Contents">ElementAttributes.addAttribute( String attribute_name , Integer attribute_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Attributes.setAttributeQuoteChar( char quote_ch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Attributes.setAttributeFilter( Filter attribute_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lementAttributes.setAttributeEqualitySign( char equality_s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Attributes.getAttribute( String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Attributes.setClass( String element_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Attributes.addAttribute( String attribute_name , String attribute_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Attributes.addAttribute( String attribute_name , Object attribute_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Attributes.setAttributeQuote( boolean attribute_qu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Attributes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Attributes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